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bom.py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schematic.py" manifest:media-type="application/binary"/>
  <manifest:file-entry manifest:full-path="Scripts/python/pythonpath/config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settings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bom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Ведомость_5f_покупных_5f_изделий" style:display-name="Ведомость_покупных_изделий" style:family="table" style:master-page-name="">
      <style:table-properties style:width="18.5cm" fo:margin-left="2cm" style:page-number="auto" table:align="left"/>
    </style:style>
    <style:style style:name="Ведомость_5f_покупных_5f_изделий.A" style:display-name="Ведомость_покупных_изделий.A" style:family="table-column">
      <style:table-column-properties style:column-width="0.699cm"/>
    </style:style>
    <style:style style:name="Ведомость_5f_покупных_5f_изделий.B" style:display-name="Ведомость_покупных_изделий.B" style:family="table-column">
      <style:table-column-properties style:column-width="5.498cm"/>
    </style:style>
    <style:style style:name="Ведомость_5f_покупных_5f_изделий.C" style:display-name="Ведомость_покупных_изделий.C" style:family="table-column">
      <style:table-column-properties style:column-width="4.999cm"/>
    </style:style>
    <style:style style:name="Ведомость_5f_покупных_5f_изделий.D" style:display-name="Ведомость_покупных_изделий.D" style:family="table-column">
      <style:table-column-properties style:column-width="2.999cm"/>
    </style:style>
    <style:style style:name="Ведомость_5f_покупных_5f_изделий.E" style:display-name="Ведомость_покупных_изделий.E" style:family="table-column">
      <style:table-column-properties style:column-width="0.998cm"/>
    </style:style>
    <style:style style:name="Ведомость_5f_покупных_5f_изделий.F" style:display-name="Ведомость_покупных_изделий.F" style:family="table-column">
      <style:table-column-properties style:column-width="1cm"/>
    </style:style>
    <style:style style:name="Ведомость_5f_покупных_5f_изделий.G" style:display-name="Ведомость_покупных_изделий.G" style:family="table-column">
      <style:table-column-properties style:column-width="2.307cm"/>
    </style:style>
    <style:style style:name="Ведомость_5f_покупных_5f_изделий.1" style:display-name="Ведомость_покупных_изделий.1" style:family="table-row">
      <style:table-row-properties style:row-height="1.499cm"/>
    </style:style>
    <style:style style:name="Ведомость_5f_покупных_5f_изделий.A1" style:display-name="Ведомость_покупных_изделий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Ведомость_5f_покупных_5f_изделий.B1" style:display-name="Ведомость_покупных_изделий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Ведомость_5f_покупных_5f_изделий.2" style:display-name="Ведомость_покупных_изделий.2" style:family="table-row">
      <style:table-row-properties style:row-height="0.827cm"/>
    </style:style>
    <style:style style:name="Ведомость_5f_покупных_5f_изделий.A2" style:display-name="Ведомость_покупных_изделий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Ведомость_5f_покупных_5f_изделий.B2" style:display-name="Ведомость_покупных_изделий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G15" style:display-name="Ведомость_покупных_изделий.G15" style:family="table-cell" style:data-style-name="N0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30" style:display-name="Ведомость_покупных_изделий.30" style:family="table-row">
      <style:table-row-properties style:row-height="0.801cm"/>
    </style:style>
    <style:style style:name="Ведомость_5f_покупных_5f_изделий.61" style:display-name="Ведомость_покупных_изделий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10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2" style:family="paragraph" style:parent-style-name="Заголовок_20_графы_20_форматной_20_рамки">
      <style:text-properties style:text-scale="90%"/>
    </style:style>
    <style:style style:name="P13" style:family="paragraph" style:parent-style-name="Значение_20_графы_20_форматной_20_рамки_20__28_повёрнуто_29_">
      <style:text-properties fo:font-size="16pt" style:text-scale="100%"/>
    </style:style>
    <style:style style:name="P14" style:family="paragraph" style:parent-style-name="Ед._20_изм.">
      <style:text-properties officeooo:rsid="009c3c43" officeooo:paragraph-rsid="009c3c43" style:text-scale="100%"/>
    </style:style>
    <style:style style:name="P15" style:family="paragraph" style:parent-style-name="Ед._20_изм.">
      <style:text-properties officeooo:rsid="009c3c43" officeooo:paragraph-rsid="009f3590" style:text-scale="100%"/>
    </style:style>
    <style:style style:name="P16" style:family="paragraph" style:parent-style-name="Ед._20_изм.">
      <style:text-properties officeooo:rsid="009e51dc" officeooo:paragraph-rsid="009e51dc" style:text-scale="100%"/>
    </style:style>
    <style:style style:name="P17" style:family="paragraph" style:parent-style-name="Ед._20_изм.">
      <style:text-properties officeooo:rsid="009f3590" officeooo:paragraph-rsid="009f3590" style:text-scale="100%"/>
    </style:style>
    <style:style style:name="P18" style:family="paragraph" style:parent-style-name="Ед._20_изм.">
      <style:text-properties officeooo:rsid="00a555d8" officeooo:paragraph-rsid="00a555d8" style:text-scale="100%"/>
    </style:style>
    <style:style style:name="P19" style:family="paragraph" style:parent-style-name="Ед._20_изм.">
      <style:text-properties officeooo:rsid="00b90043" officeooo:paragraph-rsid="00b90043" style:text-scale="100%"/>
    </style:style>
    <style:style style:name="P20" style:family="paragraph" style:parent-style-name="Ед._20_изм.">
      <style:text-properties officeooo:rsid="00c34323" officeooo:paragraph-rsid="00c34323" style:text-scale="100%"/>
    </style:style>
    <style:style style:name="P21" style:family="paragraph" style:parent-style-name="Ед._20_изм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22" style:family="paragraph" style:parent-style-name="Ед._20_изм.">
      <style:text-properties officeooo:rsid="00bc7c1e" officeooo:paragraph-rsid="00bc7c1e" style:text-scale="97%"/>
    </style:style>
    <style:style style:name="P23" style:family="paragraph" style:parent-style-name="Ед._20_изм.">
      <style:text-properties fo:font-weight="bold" style:font-weight-asian="bold" style:font-weight-complex="bold"/>
    </style:style>
    <style:style style:name="P24" style:family="paragraph" style:parent-style-name="Ед._20_изм.">
      <style:text-properties fo:background-color="#ffff00"/>
    </style:style>
    <style:style style:name="P25" style:family="paragraph" style:parent-style-name="Ед._20_изм.">
      <style:text-properties officeooo:rsid="009f3590" officeooo:paragraph-rsid="009f3590" fo:background-color="#ffff00" style:text-scale="100%"/>
    </style:style>
    <style:style style:name="P26" style:family="paragraph" style:parent-style-name="Заголовок_20_графы_20_таблицы">
      <style:text-properties fo:font-size="14pt"/>
    </style:style>
    <style:style style:name="P27" style:family="paragraph" style:parent-style-name="Заголовок_20_графы_20_таблицы">
      <style:text-properties fo:font-size="14pt" style:text-rotation-angle="90" style:text-rotation-scale="line-height"/>
    </style:style>
    <style:style style:name="P28" style:family="paragraph" style:parent-style-name="Заголовок_20_графы_20_таблицы">
      <style:text-properties fo:font-size="14pt" style:text-scale="100%"/>
    </style:style>
    <style:style style:name="P29" style:family="paragraph" style:parent-style-name="Заголовок_20_графы_20_таблицы">
      <style:text-properties fo:font-size="14pt" officeooo:rsid="00a555d8" officeooo:paragraph-rsid="00a555d8" style:text-scale="78%"/>
    </style:style>
    <style:style style:name="P30" style:family="paragraph" style:parent-style-name="Кол.">
      <style:text-properties officeooo:rsid="009c3c43" officeooo:paragraph-rsid="009c3c43" style:text-scale="100%"/>
    </style:style>
    <style:style style:name="P31" style:family="paragraph" style:parent-style-name="Кол.">
      <style:text-properties officeooo:rsid="009e51dc" officeooo:paragraph-rsid="009e51dc" style:text-scale="100%"/>
    </style:style>
    <style:style style:name="P32" style:family="paragraph" style:parent-style-name="Кол.">
      <style:text-properties officeooo:rsid="009f3590" officeooo:paragraph-rsid="009f3590" style:text-scale="100%"/>
    </style:style>
    <style:style style:name="P33" style:family="paragraph" style:parent-style-name="Кол.">
      <style:text-properties officeooo:rsid="00a555d8" officeooo:paragraph-rsid="00a555d8" style:text-scale="100%"/>
    </style:style>
    <style:style style:name="P34" style:family="paragraph" style:parent-style-name="Кол.">
      <style:text-properties officeooo:rsid="00b90043" officeooo:paragraph-rsid="00b90043" style:text-scale="100%"/>
    </style:style>
    <style:style style:name="P35" style:family="paragraph" style:parent-style-name="Кол.">
      <style:text-properties officeooo:rsid="00c34323" officeooo:paragraph-rsid="00c34323" style:text-scale="100%"/>
    </style:style>
    <style:style style:name="P36" style:family="paragraph" style:parent-style-name="Кол.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37" style:family="paragraph" style:parent-style-name="Кол.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38" style:family="paragraph" style:parent-style-name="Кол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39" style:family="paragraph" style:parent-style-name="Кол.">
      <style:text-properties style:font-name="OpenGost Type B TT" fo:font-size="16pt" fo:language="ru" fo:country="RU" fo:font-style="normal" officeooo:rsid="00bc7c1e" officeooo:paragraph-rsid="00bc7c1e" style:text-scale="100%"/>
    </style:style>
    <style:style style:name="P40" style:family="paragraph" style:parent-style-name="Кол.">
      <style:text-properties fo:font-weight="bold" style:font-weight-asian="bold" style:font-weight-complex="bold"/>
    </style:style>
    <style:style style:name="P41" style:family="paragraph" style:parent-style-name="Кол.">
      <style:text-properties fo:background-color="#ffff00"/>
    </style:style>
    <style:style style:name="P42" style:family="paragraph" style:parent-style-name="Кол.">
      <style:text-properties officeooo:rsid="009f3590" officeooo:paragraph-rsid="009f3590" fo:background-color="#ffff00" style:text-scale="100%"/>
    </style:style>
    <style:style style:name="P43" style:family="paragraph" style:parent-style-name="Наименование">
      <style:text-properties officeooo:rsid="009c3c43" officeooo:paragraph-rsid="009c3c43" style:text-scale="100%"/>
    </style:style>
    <style:style style:name="P44" style:family="paragraph" style:parent-style-name="Наименование">
      <style:text-properties officeooo:rsid="009c3c43" officeooo:paragraph-rsid="00bc7c1e" style:text-scale="100%"/>
    </style:style>
    <style:style style:name="P45" style:family="paragraph" style:parent-style-name="Наименование">
      <style:text-properties officeooo:rsid="009dc30e" officeooo:paragraph-rsid="009dc30e" style:text-scale="100%"/>
    </style:style>
    <style:style style:name="P46" style:family="paragraph" style:parent-style-name="Наименование">
      <style:text-properties officeooo:rsid="009f3590" officeooo:paragraph-rsid="009f3590" style:text-scale="100%"/>
    </style:style>
    <style:style style:name="P47" style:family="paragraph" style:parent-style-name="Наименование">
      <style:text-properties officeooo:rsid="00a50d46" officeooo:paragraph-rsid="009c3c43" style:text-scale="100%"/>
    </style:style>
    <style:style style:name="P48" style:family="paragraph" style:parent-style-name="Наименование">
      <style:text-properties officeooo:rsid="00a555d8" officeooo:paragraph-rsid="00a555d8" style:text-scale="100%"/>
    </style:style>
    <style:style style:name="P49" style:family="paragraph" style:parent-style-name="Наименование">
      <style:text-properties officeooo:paragraph-rsid="00a555d8" style:text-scale="100%"/>
    </style:style>
    <style:style style:name="P50" style:family="paragraph" style:parent-style-name="Наименование">
      <style:text-properties officeooo:rsid="00a6a437" officeooo:paragraph-rsid="00a6a437" style:text-scale="100%"/>
    </style:style>
    <style:style style:name="P51" style:family="paragraph" style:parent-style-name="Наименование">
      <style:text-properties officeooo:paragraph-rsid="00a6a437" style:text-scale="100%"/>
    </style:style>
    <style:style style:name="P52" style:family="paragraph" style:parent-style-name="Наименование">
      <style:text-properties officeooo:rsid="00b90043" officeooo:paragraph-rsid="00b90043" style:text-scale="100%"/>
    </style:style>
    <style:style style:name="P53" style:family="paragraph" style:parent-style-name="Наименование">
      <style:text-properties officeooo:paragraph-rsid="009e51dc" style:text-scale="100%"/>
    </style:style>
    <style:style style:name="P54" style:family="paragraph" style:parent-style-name="Наименование">
      <style:text-properties officeooo:rsid="00bc7c1e" officeooo:paragraph-rsid="00bc7c1e" style:text-scale="100%"/>
    </style:style>
    <style:style style:name="P55" style:family="paragraph" style:parent-style-name="Наименование">
      <style:text-properties officeooo:rsid="009c3c43" officeooo:paragraph-rsid="009c3c43" style:text-scale="99%"/>
    </style:style>
    <style:style style:name="P56" style:family="paragraph" style:parent-style-name="Наименование">
      <style:text-properties officeooo:rsid="009f3590" officeooo:paragraph-rsid="009f3590" style:text-scale="83%"/>
    </style:style>
    <style:style style:name="P57" style:family="paragraph" style:parent-style-name="Наименование">
      <style:text-properties officeooo:paragraph-rsid="00a6a437" style:text-scale="75%"/>
    </style:style>
    <style:style style:name="P58" style:family="paragraph" style:parent-style-name="Наименование">
      <style:text-properties style:text-underline-style="solid" style:text-underline-width="auto" style:text-underline-color="font-color" officeooo:rsid="00a81822" officeooo:paragraph-rsid="00a81822" style:text-scale="100%"/>
    </style:style>
    <style:style style:name="P59" style:family="paragraph" style:parent-style-name="Наименование">
      <style:text-properties style:text-underline-style="solid" style:text-underline-width="auto" style:text-underline-color="font-color" officeooo:rsid="00b90043" officeooo:paragraph-rsid="00b90043" style:text-scale="100%"/>
    </style:style>
    <style:style style:name="P60" style:family="paragraph" style:parent-style-name="Наименование">
      <style:text-properties style:font-name="OpenGost Type B TT" fo:font-size="16pt" fo:language="ru" fo:country="RU" fo:font-style="normal" officeooo:rsid="009c3c43" officeooo:paragraph-rsid="009c3c43" style:text-scale="100%"/>
    </style:style>
    <style:style style:name="P61" style:family="paragraph" style:parent-style-name="Наименование">
      <style:text-properties style:font-name="OpenGost Type B TT" fo:font-size="16pt" fo:language="ru" fo:country="RU" fo:font-style="normal" style:text-underline-style="solid" style:text-underline-width="auto" style:text-underline-color="font-color" officeooo:rsid="00aa424d" officeooo:paragraph-rsid="00a81822" style:text-scale="100%"/>
    </style:style>
    <style:style style:name="P62" style:family="paragraph" style:parent-style-name="Наименование">
      <style:text-properties officeooo:rsid="009f3590" officeooo:paragraph-rsid="009f3590" fo:background-color="#ffff00" style:text-scale="100%"/>
    </style:style>
    <style:style style:name="P63" style:family="paragraph" style:parent-style-name="Наименование">
      <style:text-properties style:text-underline-style="none" officeooo:rsid="00c34323" officeooo:paragraph-rsid="00c34323" style:text-scale="92%"/>
    </style:style>
    <style:style style:name="P6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9f3590" fo:background-color="transparent" style:text-scale="100%"/>
    </style:style>
    <style:style style:name="P6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9f3590" fo:background-color="transparent" style:text-scale="100%"/>
    </style:style>
    <style:style style:name="P6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9f3590" fo:background-color="transparent" style:text-scale="100%"/>
    </style:style>
    <style:style style:name="P6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9f3590" fo:background-color="#ffff00" style:text-scale="100%"/>
    </style:style>
    <style:style style:name="P68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69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c34323" officeooo:paragraph-rsid="00c34323" style:text-scale="100%"/>
    </style:style>
    <style:style style:name="P70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e51dc" officeooo:paragraph-rsid="009e51dc" style:text-scale="100%"/>
    </style:style>
    <style:style style:name="P71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f3590" officeooo:paragraph-rsid="009f3590" style:text-scale="100%"/>
    </style:style>
    <style:style style:name="P7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dc30e" style:text-scale="100%"/>
    </style:style>
    <style:style style:name="P7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f3590" style:text-scale="100%"/>
    </style:style>
    <style:style style:name="P7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cb039" style:text-scale="100%"/>
    </style:style>
    <style:style style:name="P75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fo:font-weight="bold" officeooo:rsid="00a128cf" officeooo:paragraph-rsid="00a6a437" style:font-weight-asian="bold" style:font-weight-complex="bold" style:text-scale="100%"/>
    </style:style>
    <style:style style:name="P76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fo:font-weight="bold" officeooo:rsid="00a81822" style:font-weight-asian="bold" style:font-weight-complex="bold" style:text-scale="100%"/>
    </style:style>
    <style:style style:name="P77" style:family="paragraph" style:parent-style-name="Обозначение_20_документа_20_на_20_поставку">
      <style:text-properties style:text-scale="100%"/>
    </style:style>
    <style:style style:name="P78" style:family="paragraph" style:parent-style-name="Обозначение_20_документа_20_на_20_поставку">
      <style:text-properties fo:background-color="#ffff00"/>
    </style:style>
    <style:style style:name="P79" style:family="paragraph" style:parent-style-name="Обозначение_20_документа_20_на_20_поставку">
      <style:text-properties fo:background-color="#ffff00" style:text-scale="100%"/>
    </style:style>
    <style:style style:name="P80" style:family="paragraph" style:parent-style-name="Поставщик">
      <style:text-properties officeooo:rsid="009c3c43" officeooo:paragraph-rsid="009c3c43" style:text-scale="100%"/>
    </style:style>
    <style:style style:name="P81" style:family="paragraph" style:parent-style-name="Поставщик">
      <style:text-properties officeooo:rsid="009c3c43" officeooo:paragraph-rsid="009e51dc" style:text-scale="100%"/>
    </style:style>
    <style:style style:name="P82" style:family="paragraph" style:parent-style-name="Поставщик">
      <style:text-properties officeooo:rsid="009c3c43" officeooo:paragraph-rsid="009f3590" style:text-scale="100%"/>
    </style:style>
    <style:style style:name="P83" style:family="paragraph" style:parent-style-name="Поставщик">
      <style:text-properties officeooo:rsid="009c3c43" officeooo:paragraph-rsid="00b90043" style:text-scale="100%"/>
    </style:style>
    <style:style style:name="P84" style:family="paragraph" style:parent-style-name="Поставщик">
      <style:text-properties officeooo:rsid="00a555d8" officeooo:paragraph-rsid="00a555d8" style:text-scale="100%"/>
    </style:style>
    <style:style style:name="P85" style:family="paragraph" style:parent-style-name="Поставщик">
      <style:text-properties officeooo:rsid="00c34323" officeooo:paragraph-rsid="00c34323" style:text-scale="100%"/>
    </style:style>
    <style:style style:name="P86" style:family="paragraph" style:parent-style-name="Поставщик">
      <style:text-properties fo:font-weight="bold" style:font-weight-asian="bold" style:font-weight-complex="bold"/>
    </style:style>
    <style:style style:name="P87" style:family="paragraph" style:parent-style-name="Поставщик">
      <style:text-properties fo:font-weight="bold" officeooo:rsid="009c3c43" officeooo:paragraph-rsid="00be1b9c" style:font-weight-asian="bold" style:font-weight-complex="bold" style:text-scale="100%"/>
    </style:style>
    <style:style style:name="P88" style:family="paragraph" style:parent-style-name="Поставщик">
      <style:text-properties fo:font-weight="bold" officeooo:rsid="00a555d8" officeooo:paragraph-rsid="00c11ba7" style:font-weight-asian="bold" style:font-weight-complex="bold" style:text-scale="100%"/>
    </style:style>
    <style:style style:name="P89" style:family="paragraph" style:parent-style-name="Поставщик">
      <style:text-properties fo:background-color="#ffff00"/>
    </style:style>
    <style:style style:name="P90" style:family="paragraph" style:parent-style-name="Поставщик">
      <style:text-properties officeooo:rsid="009c3c43" officeooo:paragraph-rsid="009f3590" fo:background-color="#ffff00" style:text-scale="100%"/>
    </style:style>
    <style:style style:name="P91" style:family="paragraph" style:parent-style-name="Примечание">
      <style:text-properties style:text-scale="100%"/>
    </style:style>
    <style:style style:name="P92" style:family="paragraph" style:parent-style-name="Примечание">
      <style:text-properties officeooo:rsid="009c3c43" officeooo:paragraph-rsid="009c3c43" style:text-scale="100%"/>
    </style:style>
    <style:style style:name="P93" style:family="paragraph" style:parent-style-name="Примечание">
      <style:text-properties officeooo:rsid="009f3590" officeooo:paragraph-rsid="009f3590" style:text-scale="100%"/>
    </style:style>
    <style:style style:name="P94" style:family="paragraph" style:parent-style-name="Примечание">
      <style:text-properties officeooo:rsid="00a555d8" officeooo:paragraph-rsid="00a555d8" style:text-scale="100%"/>
    </style:style>
    <style:style style:name="P95" style:family="paragraph" style:parent-style-name="Примечание">
      <style:text-properties officeooo:rsid="00b90043" officeooo:paragraph-rsid="00b90043" style:text-scale="100%"/>
    </style:style>
    <style:style style:name="P96" style:family="paragraph" style:parent-style-name="Примечание">
      <style:text-properties officeooo:rsid="00bc7c1e" officeooo:paragraph-rsid="00bc7c1e" style:text-scale="100%"/>
    </style:style>
    <style:style style:name="P97" style:family="paragraph" style:parent-style-name="Примечание">
      <style:text-properties officeooo:rsid="00c34323" officeooo:paragraph-rsid="00c34323" style:text-scale="100%"/>
    </style:style>
    <style:style style:name="P98" style:family="paragraph" style:parent-style-name="Примечание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99" style:family="paragraph" style:parent-style-name="Примечание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100" style:family="paragraph" style:parent-style-name="Примечание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101" style:family="paragraph" style:parent-style-name="Примечание">
      <style:text-properties style:font-name="OpenGost Type B TT" fo:font-size="16pt" fo:language="ru" fo:country="RU" fo:font-style="normal" fo:font-weight="normal" officeooo:rsid="00bc7c1e" officeooo:paragraph-rsid="00bc7c1e" style:font-weight-asian="normal" style:font-weight-complex="normal" style:text-scale="100%"/>
    </style:style>
    <style:style style:name="P102" style:family="paragraph" style:parent-style-name="Примечание">
      <style:text-properties fo:font-weight="bold" officeooo:rsid="00bc7c1e" style:font-weight-asian="bold" style:font-weight-complex="bold" style:text-scale="100%"/>
    </style:style>
    <style:style style:name="P103" style:family="paragraph" style:parent-style-name="Примечание">
      <style:text-properties fo:font-weight="bold" officeooo:rsid="00bc7c1e" officeooo:paragraph-rsid="00bc7c1e" style:font-weight-asian="bold" style:font-weight-complex="bold" style:text-scale="100%"/>
    </style:style>
    <style:style style:name="P104" style:family="paragraph" style:parent-style-name="Примечание">
      <style:text-properties fo:font-weight="bold" officeooo:rsid="00a128cf" officeooo:paragraph-rsid="00a128cf" style:font-weight-asian="bold" style:font-weight-complex="bold" style:text-scale="100%"/>
    </style:style>
    <style:style style:name="P105" style:family="paragraph" style:parent-style-name="Примечание">
      <style:text-properties fo:font-weight="bold" officeooo:rsid="00b2df8f" officeooo:paragraph-rsid="00a128cf" style:font-weight-asian="bold" style:font-weight-complex="bold" style:text-scale="100%"/>
    </style:style>
    <style:style style:name="P106" style:family="paragraph" style:parent-style-name="Примечание">
      <style:text-properties fo:background-color="#ffff00"/>
    </style:style>
    <style:style style:name="P107" style:family="paragraph" style:parent-style-name="Примечание">
      <style:text-properties officeooo:rsid="009f3590" officeooo:paragraph-rsid="009f3590" fo:background-color="#ffff00" style:text-scale="100%"/>
    </style:style>
    <style:style style:name="P108" style:family="paragraph" style:parent-style-name="_2116__20_п_2f_п">
      <style:text-properties officeooo:rsid="009c3c43" officeooo:paragraph-rsid="009c3c43" style:text-scale="100%"/>
    </style:style>
    <style:style style:name="P109" style:family="paragraph" style:parent-style-name="_2116__20_п_2f_п">
      <style:text-properties officeooo:rsid="009e51dc" officeooo:paragraph-rsid="009e51dc" style:text-scale="100%"/>
    </style:style>
    <style:style style:name="P110" style:family="paragraph" style:parent-style-name="_2116__20_п_2f_п">
      <style:text-properties officeooo:rsid="009f3590" officeooo:paragraph-rsid="009f3590" style:text-scale="100%"/>
    </style:style>
    <style:style style:name="P111" style:family="paragraph" style:parent-style-name="_2116__20_п_2f_п">
      <style:text-properties officeooo:rsid="00a555d8" officeooo:paragraph-rsid="00a555d8" style:text-scale="100%"/>
    </style:style>
    <style:style style:name="P112" style:family="paragraph" style:parent-style-name="_2116__20_п_2f_п">
      <style:text-properties officeooo:rsid="00a6a437" officeooo:paragraph-rsid="00a6a437" style:text-scale="100%"/>
    </style:style>
    <style:style style:name="P113" style:family="paragraph" style:parent-style-name="_2116__20_п_2f_п">
      <style:text-properties officeooo:rsid="00a81822" officeooo:paragraph-rsid="00a81822" style:text-scale="100%"/>
    </style:style>
    <style:style style:name="P114" style:family="paragraph" style:parent-style-name="_2116__20_п_2f_п">
      <style:text-properties officeooo:paragraph-rsid="00a6a437" style:text-scale="100%"/>
    </style:style>
    <style:style style:name="P115" style:family="paragraph" style:parent-style-name="_2116__20_п_2f_п">
      <style:text-properties officeooo:rsid="00b91e76" officeooo:paragraph-rsid="00b91e76" style:text-scale="100%"/>
    </style:style>
    <style:style style:name="P116" style:family="paragraph" style:parent-style-name="_2116__20_п_2f_п">
      <style:text-properties officeooo:rsid="00c34323" officeooo:paragraph-rsid="00c34323" style:text-scale="100%"/>
    </style:style>
    <style:style style:name="P117" style:family="paragraph" style:parent-style-name="_2116__20_п_2f_п">
      <style:text-properties style:font-name="OpenGost Type B TT" fo:font-size="16pt" fo:language="ru" fo:country="RU" fo:font-style="normal" officeooo:rsid="009e51dc" officeooo:paragraph-rsid="009e51dc" style:text-scale="100%"/>
    </style:style>
    <style:style style:name="P118" style:family="paragraph" style:parent-style-name="_2116__20_п_2f_п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119" style:family="paragraph" style:parent-style-name="_2116__20_п_2f_п">
      <style:text-properties style:font-name="OpenGost Type B TT" fo:font-size="16pt" fo:language="ru" fo:country="RU" fo:font-style="normal" officeooo:rsid="00a81822" officeooo:paragraph-rsid="00a81822" style:text-scale="100%"/>
    </style:style>
    <style:style style:name="P120" style:family="paragraph" style:parent-style-name="_2116__20_п_2f_п">
      <style:text-properties style:font-name="OpenGost Type B TT" fo:font-size="16pt" fo:language="ru" fo:country="RU" fo:font-style="normal" officeooo:rsid="00c34323" officeooo:paragraph-rsid="00c34323" style:text-scale="100%"/>
    </style:style>
    <style:style style:name="P121" style:family="paragraph" style:parent-style-name="_2116__20_п_2f_п">
      <style:text-properties officeooo:rsid="009f3590" officeooo:paragraph-rsid="009f3590" fo:background-color="#ffff00" style:text-scale="100%"/>
    </style:style>
    <style:style style:name="P122" style:family="paragraph" style:parent-style-name="_2116__20_п_2f_п">
      <style:text-properties officeooo:rsid="009c3c43" officeooo:paragraph-rsid="009c3c43" fo:background-color="#ffff00" style:text-scale="100%"/>
    </style:style>
    <style:style style:name="P123" style:family="paragraph" style:parent-style-name="Пустой" style:master-page-name="Первый_20_лист_20_1">
      <style:paragraph-properties style:page-number="auto"/>
    </style:style>
    <style:style style:name="P124" style:family="paragraph" style:parent-style-name="Ед._20_изм.">
      <style:text-properties officeooo:rsid="00c34323" officeooo:paragraph-rsid="00c34323" style:text-scale="100%"/>
    </style:style>
    <style:style style:name="P125" style:family="paragraph" style:parent-style-name="Ед._20_изм.">
      <style:text-properties style:font-name="OpenGost Type B TT" fo:font-size="16pt" fo:language="ru" fo:country="RU" fo:font-style="normal" officeooo:rsid="00c7fb11" officeooo:paragraph-rsid="00c7fb11" style:text-scale="100%"/>
    </style:style>
    <style:style style:name="P126" style:family="paragraph" style:parent-style-name="Кол.">
      <style:text-properties officeooo:rsid="00c34323" officeooo:paragraph-rsid="00c34323" style:text-scale="100%"/>
    </style:style>
    <style:style style:name="P127" style:family="paragraph" style:parent-style-name="Кол.">
      <style:text-properties style:font-name="OpenGost Type B TT" fo:font-size="16pt" fo:language="ru" fo:country="RU" fo:font-style="normal" officeooo:rsid="00c7fb11" officeooo:paragraph-rsid="00c7fb11" style:text-scale="100%"/>
    </style:style>
    <style:style style:name="P128" style:family="paragraph" style:parent-style-name="Наименование">
      <style:text-properties officeooo:rsid="009c3c43" officeooo:paragraph-rsid="009c3c43" style:text-scale="99%"/>
    </style:style>
    <style:style style:name="P129" style:family="paragraph" style:parent-style-name="Наименование">
      <style:text-properties style:text-underline-style="none" officeooo:rsid="00c34323" officeooo:paragraph-rsid="00c34323" style:text-scale="92%"/>
    </style:style>
    <style:style style:name="P130" style:family="paragraph" style:parent-style-name="Наименование">
      <style:text-properties officeooo:rsid="00c7fb11" officeooo:paragraph-rsid="00c7fb11" style:text-scale="100%"/>
    </style:style>
    <style:style style:name="P131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c34323" officeooo:paragraph-rsid="00c34323" style:text-scale="100%"/>
    </style:style>
    <style:style style:name="P132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officeooo:paragraph-rsid="00af19c0" style:text-scale="100%"/>
    </style:style>
    <style:style style:name="P133" style:family="paragraph" style:parent-style-name="Поставщик">
      <style:text-properties officeooo:rsid="00c34323" officeooo:paragraph-rsid="00c34323" style:text-scale="100%"/>
    </style:style>
    <style:style style:name="P134" style:family="paragraph" style:parent-style-name="Поставщик">
      <style:text-properties officeooo:paragraph-rsid="00c7fb11" style:text-scale="100%"/>
    </style:style>
    <style:style style:name="P135" style:family="paragraph" style:parent-style-name="Примечание">
      <style:text-properties style:text-scale="100%"/>
    </style:style>
    <style:style style:name="P136" style:family="paragraph" style:parent-style-name="Примечание">
      <style:text-properties officeooo:rsid="00c34323" officeooo:paragraph-rsid="00c34323" style:text-scale="100%"/>
    </style:style>
    <style:style style:name="P137" style:family="paragraph" style:parent-style-name="Примечание">
      <style:text-properties style:font-name="OpenGost Type B TT" fo:font-size="16pt" fo:language="ru" fo:country="RU" fo:font-style="normal" fo:font-weight="normal" officeooo:rsid="00c7fb11" officeooo:paragraph-rsid="00c7fb11" style:font-weight-asian="normal" style:font-weight-complex="normal" style:text-scale="100%"/>
    </style:style>
    <style:style style:name="P138" style:family="paragraph" style:parent-style-name="_2116__20_п_2f_п">
      <style:text-properties officeooo:rsid="009c3c43" officeooo:paragraph-rsid="009c3c43" style:text-scale="100%"/>
    </style:style>
    <style:style style:name="P139" style:family="paragraph" style:parent-style-name="_2116__20_п_2f_п">
      <style:text-properties officeooo:rsid="00c34323" officeooo:paragraph-rsid="00c34323" style:text-scale="100%"/>
    </style:style>
    <style:style style:name="P140" style:family="paragraph" style:parent-style-name="_2116__20_п_2f_п">
      <style:text-properties officeooo:paragraph-rsid="00af19c0" style:text-scale="100%"/>
    </style:style>
    <style:style style:name="T1" style:family="text">
      <style:text-properties style:font-name="OpenGost Type B TT" fo:font-size="16pt" fo:language="ru" fo:country="RU" fo:font-style="normal" style:text-underline-style="none"/>
    </style:style>
    <style:style style:name="T2" style:family="text">
      <style:text-properties style:font-name="OpenGost Type B TT" fo:font-size="16pt" fo:language="ru" fo:country="RU" fo:font-style="normal" style:text-underline-style="none" officeooo:rsid="009dc30e"/>
    </style:style>
    <style:style style:name="T3" style:family="text">
      <style:text-properties style:font-name="OpenGost Type B TT" fo:font-size="16pt" fo:language="ru" fo:country="RU" fo:font-style="normal" style:text-underline-style="none" officeooo:rsid="00a0c53c"/>
    </style:style>
    <style:style style:name="T4" style:family="text">
      <style:text-properties style:font-name="OpenGost Type B TT" fo:font-size="16pt" fo:language="ru" fo:country="RU" fo:font-style="normal" style:text-underline-style="none" officeooo:rsid="00d562c2"/>
    </style:style>
    <style:style style:name="T5" style:family="text">
      <style:text-properties style:font-name="OpenGost Type B TT" fo:font-size="16pt" fo:language="ru" fo:country="RU" fo:font-style="normal" style:text-underline-style="none" fo:background-color="transparent" loext:char-shading-value="0"/>
    </style:style>
    <style:style style:name="T6" style:family="text">
      <style:text-properties style:font-name="OpenGost Type B TT" fo:font-size="16pt" fo:language="ru" fo:country="RU" fo:font-style="normal" style:text-underline-style="none" officeooo:rsid="00c21e68" fo:background-color="transparent" loext:char-shading-value="0"/>
    </style:style>
    <style:style style:name="T7" style:family="text">
      <style:text-properties style:font-name="OpenGost Type B TT" fo:font-size="16pt" fo:language="ru" fo:country="RU" fo:font-style="normal" style:text-underline-style="none" officeooo:rsid="00a213c5" fo:background-color="transparent" loext:char-shading-value="0"/>
    </style:style>
    <style:style style:name="T8" style:family="text">
      <style:text-properties style:font-name="OpenGost Type B TT" fo:font-size="16pt" fo:language="ru" fo:country="RU" fo:font-style="normal" style:text-underline-style="none" officeooo:rsid="009f3590" fo:background-color="transparent" loext:char-shading-value="0"/>
    </style:style>
    <style:style style:name="T9" style:family="text">
      <style:text-properties style:font-name="OpenGost Type B TT" fo:font-size="16pt" fo:language="ru" fo:country="RU" fo:font-style="normal" style:text-underline-style="none" officeooo:rsid="00a555d8"/>
    </style:style>
    <style:style style:name="T10" style:family="text">
      <style:text-properties style:font-name="OpenGost Type B TT" fo:font-size="16pt" fo:language="ru" fo:country="RU" fo:font-style="normal" style:text-underline-style="none" officeooo:rsid="00a6a437"/>
    </style:style>
    <style:style style:name="T11" style:family="text">
      <style:text-properties style:font-name="OpenGost Type B TT" fo:font-size="16pt" fo:language="ru" fo:country="RU" fo:font-style="normal" style:text-underline-style="none" officeooo:rsid="00bc7c1e"/>
    </style:style>
    <style:style style:name="T12" style:family="text">
      <style:text-properties style:font-name="OpenGost Type B TT" fo:font-size="16pt" fo:language="ru" fo:country="RU" fo:font-style="normal" style:text-underline-style="none" officeooo:rsid="009cb039"/>
    </style:style>
    <style:style style:name="T13" style:family="text">
      <style:text-properties style:font-name="OpenGost Type B TT" fo:font-size="16pt" fo:language="ru" fo:country="RU" fo:font-style="normal" style:text-underline-style="none" officeooo:rsid="00a213c5"/>
    </style:style>
    <style:style style:name="T14" style:family="text">
      <style:text-properties style:font-name="OpenGost Type B TT" fo:font-size="16pt" fo:language="ru" fo:country="RU" fo:font-style="normal" style:text-underline-style="none" officeooo:rsid="00c21e68"/>
    </style:style>
    <style:style style:name="T15" style:family="text">
      <style:text-properties style:font-name="OpenGost Type B TT" fo:font-size="16pt" fo:language="ru" fo:country="RU" fo:font-style="normal" style:text-underline-style="none" officeooo:rsid="00c7fb11"/>
    </style:style>
    <style:style style:name="T16" style:family="text">
      <style:text-properties style:font-name="OpenGost Type B TT" fo:font-size="16pt" fo:language="ru" fo:country="RU" fo:font-style="normal" officeooo:rsid="00bc7c1e"/>
    </style:style>
    <style:style style:name="T17" style:family="text">
      <style:text-properties style:font-name="OpenGost Type B TT" fo:font-size="16pt" fo:language="ru" fo:country="RU" fo:font-style="normal" officeooo:rsid="00abfaba"/>
    </style:style>
    <style:style style:name="T18" style:family="text">
      <style:text-properties style:font-name="OpenGost Type B TT" fo:font-size="16pt" fo:language="ru" fo:country="RU" fo:font-style="normal" officeooo:rsid="00c34323"/>
    </style:style>
    <style:style style:name="T19" style:family="text">
      <style:text-properties style:font-name="OpenGost Type B TT" fo:font-size="16pt" fo:language="ru" fo:country="RU" fo:font-style="normal" officeooo:rsid="00af19c0" style:text-scale="100%"/>
    </style:style>
    <style:style style:name="T20" style:family="text">
      <style:text-properties style:font-name="OpenGost Type B TT" fo:font-size="16pt" fo:language="ru" fo:country="RU" fo:font-style="normal" officeooo:rsid="00c7fb11" style:text-scale="100%"/>
    </style:style>
    <style:style style:name="T21" style:family="text">
      <style:text-properties style:font-name="OpenGost Type B TT" fo:font-size="16pt" fo:language="ru" fo:country="RU" fo:font-style="normal" officeooo:rsid="00af19c0"/>
    </style:style>
    <style:style style:name="T22" style:family="text">
      <style:text-properties style:font-name="OpenGost Type B TT" fo:font-size="16pt" fo:language="ru" fo:country="RU" fo:font-style="normal" officeooo:rsid="00c7fb11"/>
    </style:style>
    <style:style style:name="T23" style:family="text">
      <style:text-properties officeooo:rsid="009f3590"/>
    </style:style>
    <style:style style:name="T24" style:family="text">
      <style:text-properties officeooo:rsid="00a555d8"/>
    </style:style>
    <style:style style:name="T25" style:family="text">
      <style:text-properties officeooo:rsid="00a6a437"/>
    </style:style>
    <style:style style:name="T26" style:family="text">
      <style:text-properties officeooo:rsid="00a81822"/>
    </style:style>
    <style:style style:name="T27" style:family="text">
      <style:text-properties officeooo:rsid="00b00bd2"/>
    </style:style>
    <style:style style:name="T28" style:family="text">
      <style:text-properties officeooo:rsid="009e51dc"/>
    </style:style>
    <style:style style:name="T29" style:family="text">
      <style:text-properties officeooo:rsid="00bc7c1e"/>
    </style:style>
    <style:style style:name="T30" style:family="text">
      <style:text-properties officeooo:rsid="00be3fc3"/>
    </style:style>
    <style:style style:name="T31" style:family="text">
      <style:text-properties officeooo:rsid="00c34323"/>
    </style:style>
    <style:style style:name="T32" style:family="text">
      <style:text-properties officeooo:rsid="00c7fb11"/>
    </style:style>
    <style:style style:name="T33" style:family="text">
      <style:text-properties officeooo:rsid="00af19c0"/>
    </style:style>
    <style:style style:name="T34" style:family="text">
      <style:text-properties style:text-position="super 58%"/>
    </style:style>
    <style:style style:name="T35" style:family="text">
      <style:text-properties officeooo:rsid="00af19c0" style:text-scale="100%"/>
    </style:style>
    <style:style style:name="T36" style:family="text">
      <style:text-properties officeooo:rsid="00c7fb11" style:text-scale="100%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/>
      <table:table table:name="Ведомость_покупных_изделий" table:style-name="Ведомость_5f_покупных_5f_изделий">
        <table:table-column table:style-name="Ведомость_5f_покупных_5f_изделий.A"/>
        <table:table-column table:style-name="Ведомость_5f_покупных_5f_изделий.B"/>
        <table:table-column table:style-name="Ведомость_5f_покупных_5f_изделий.C"/>
        <table:table-column table:style-name="Ведомость_5f_покупных_5f_изделий.D"/>
        <table:table-column table:style-name="Ведомость_5f_покупных_5f_изделий.E"/>
        <table:table-column table:style-name="Ведомость_5f_покупных_5f_изделий.F"/>
        <table:table-column table:style-name="Ведомость_5f_покупных_5f_изделий.G"/>
        <table:table-header-rows>
          <table:table-row table:style-name="Ведомость_5f_покупных_5f_изделий.1">
            <table:table-cell table:style-name="Ведомость_5f_покупных_5f_изделий.A1" office:value-type="string">
              <text:p text:style-name="P27">№ п/п</text:p>
            </table:table-cell>
            <table:table-cell table:style-name="Ведомость_5f_покупных_5f_изделий.B1" office:value-type="string">
              <text:p text:style-name="P26">Наименование<text:line-break/>(название,тип,номинал,<text:line-break/>тип корпуса и т.д.)</text:p>
            </table:table-cell>
            <table:table-cell table:style-name="Ведомость_5f_покупных_5f_изделий.B1" office:value-type="string">
              <text:p text:style-name="P26">Обозначение документа<text:line-break/>на поставку (ГОСТ,ТУ,<text:line-break/>прайс-лист,каталог и т.п.)</text:p>
            </table:table-cell>
            <table:table-cell table:style-name="Ведомость_5f_покупных_5f_изделий.B1" office:value-type="string">
              <text:p text:style-name="P26">Поставщик,<text:line-break/>адрес,телефон</text:p>
            </table:table-cell>
            <table:table-cell table:style-name="Ведомость_5f_покупных_5f_изделий.B1" office:value-type="string">
              <text:p text:style-name="P26">Кол.</text:p>
            </table:table-cell>
            <table:table-cell table:style-name="Ведомость_5f_покупных_5f_изделий.B1" office:value-type="string">
              <text:p text:style-name="P26">Ед.<text:line-break/>изм.</text:p>
            </table:table-cell>
            <table:table-cell table:style-name="Ведомость_5f_покупных_5f_изделий.B1" office:value-type="string">
              <text:p text:style-name="P28">Примечание</text:p>
              <text:p text:style-name="P29">(цена поз., руб)</text:p>
            </table:table-cell>
          </table:table-row>
        </table:table-header-rows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60"/>
          </table:table-cell>
          <table:table-cell table:style-name="Ведомость_5f_покупных_5f_изделий.B2" office:value-type="string">
            <text:p text:style-name="P77"/>
          </table:table-cell>
          <table:table-cell table:style-name="Ведомость_5f_покупных_5f_изделий.B2" office:value-type="string">
            <text:p text:style-name="P80"/>
          </table:table-cell>
          <table:table-cell table:style-name="Ведомость_5f_покупных_5f_изделий.B2" office:value-type="string">
            <text:p text:style-name="P30"/>
          </table:table-cell>
          <table:table-cell table:style-name="Ведомость_5f_покупных_5f_изделий.B2" office:value-type="string">
            <text:p text:style-name="P14"/>
          </table:table-cell>
          <table:table-cell table:style-name="Ведомость_5f_покупных_5f_изделий.B2" office:value-type="string">
            <text:p text:style-name="P92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70">Трубы Д16Т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43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>1</text:p>
          </table:table-cell>
          <table:table-cell table:style-name="Ведомость_5f_покупных_5f_изделий.B2" office:value-type="string">
            <text:p text:style-name="P44"><text:span text:style-name="T16">Труба </text:span><text:span text:style-name="T17">d</text:span><text:span text:style-name="T16">40x3000x2мм,</text:span>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0">mpstar.ru</text:p>
          </table:table-cell>
          <table:table-cell table:style-name="Ведомость_5f_покупных_5f_изделий.B2" office:value-type="string">
            <text:p text:style-name="P39">2</text:p>
          </table:table-cell>
          <table:table-cell table:style-name="Ведомость_5f_покупных_5f_изделий.B2" office:value-type="string">
            <text:p text:style-name="P14">шт.</text:p>
          </table:table-cell>
          <table:table-cell table:style-name="Ведомость_5f_покупных_5f_изделий.B2" office:value-type="string">
            <text:p text:style-name="P92">1<text:span text:style-name="T29">6215</text:span>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4">с резкой попола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9">2</text:p>
          </table:table-cell>
          <table:table-cell table:style-name="Ведомость_5f_покупных_5f_изделий.B2" office:value-type="string">
            <text:p text:style-name="P53"><text:span text:style-name="T28">Труба d36x</text:span><text:span text:style-name="T11">3</text:span><text:span text:style-name="T27">0</text:span><text:span text:style-name="T28">00x2мм</text:span>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1">mpstar.ru</text:p>
          </table:table-cell>
          <table:table-cell table:style-name="Ведомость_5f_покупных_5f_изделий.B2" office:value-type="string">
            <text:p text:style-name="P31">1</text:p>
          </table:table-cell>
          <table:table-cell table:style-name="Ведомость_5f_покупных_5f_изделий.B2" office:value-type="string">
            <text:p text:style-name="P16">шт.</text:p>
          </table:table-cell>
          <table:table-cell table:style-name="Ведомость_5f_покупных_5f_изделий.B2" office:value-type="string">
            <text:p text:style-name="P101"><text:span text:style-name="T27">8</text:span>05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9"/>
          </table:table-cell>
          <table:table-cell table:style-name="Ведомость_5f_покупных_5f_изделий.B2" office:value-type="string">
            <text:p text:style-name="P54">(резка 2м+1м)</text:p>
          </table:table-cell>
          <table:table-cell table:style-name="Ведомость_5f_покупных_5f_изделий.B2" office:value-type="string">
            <text:p text:style-name="P77"/>
          </table:table-cell>
          <table:table-cell table:style-name="Ведомость_5f_покупных_5f_изделий.B2" office:value-type="string">
            <text:p text:style-name="P81"/>
          </table:table-cell>
          <table:table-cell table:style-name="Ведомость_5f_покупных_5f_изделий.B2" office:value-type="string">
            <text:p text:style-name="P31"/>
          </table:table-cell>
          <table:table-cell table:style-name="Ведомость_5f_покупных_5f_изделий.B2" office:value-type="string">
            <text:p text:style-name="P16"/>
          </table:table-cell>
          <table:table-cell table:style-name="Ведомость_5f_покупных_5f_изделий.B2" office:value-type="string">
            <text:p text:style-name="P101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7">3</text:p>
          </table:table-cell>
          <table:table-cell table:style-name="Ведомость_5f_покупных_5f_изделий.B2" office:value-type="string">
            <text:p text:style-name="P74"><text:span text:style-name="T12">Т</text:span><text:span text:style-name="T13">руба d30x</text:span><text:span text:style-name="T12">3</text:span><text:span text:style-name="T13">000x</text:span><text:span text:style-name="T11">3</text:span><text:span text:style-name="T13">мм</text:span>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0">mpstar.ru</text:p>
          </table:table-cell>
          <table:table-cell table:style-name="Ведомость_5f_покупных_5f_изделий.B2" office:value-type="string">
            <text:p text:style-name="P30">1</text:p>
          </table:table-cell>
          <table:table-cell table:style-name="Ведомость_5f_покупных_5f_изделий.B2" office:value-type="string">
            <text:p text:style-name="P14">шт.</text:p>
          </table:table-cell>
          <table:table-cell table:style-name="Ведомость_5f_покупных_5f_изделий.B2" office:value-type="string">
            <text:p text:style-name="P101">8855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45">(рез<text:span text:style-name="T29">ка</text:span> 2м+1м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7">4</text:p>
          </table:table-cell>
          <table:table-cell table:style-name="Ведомость_5f_покупных_5f_изделий.B2" office:value-type="string">
            <text:p text:style-name="P72"><text:span text:style-name="T2">Т</text:span><text:span text:style-name="T3">руба d2</text:span><text:span text:style-name="T11">0</text:span><text:span text:style-name="T3">x</text:span><text:span text:style-name="T2">3</text:span><text:span text:style-name="T4">000х</text:span><text:span text:style-name="T11">2</text:span><text:span text:style-name="T3">мм</text:span>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0">mpstar.ru</text:p>
          </table:table-cell>
          <table:table-cell table:style-name="Ведомость_5f_покупных_5f_изделий.B2" office:value-type="string">
            <text:p text:style-name="P30">1</text:p>
          </table:table-cell>
          <table:table-cell table:style-name="Ведомость_5f_покупных_5f_изделий.B2" office:value-type="string">
            <text:p text:style-name="P14">шт.</text:p>
          </table:table-cell>
          <table:table-cell table:style-name="Ведомость_5f_покупных_5f_изделий.B2" office:value-type="string">
            <text:p text:style-name="P101">462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45">(рез 2,5м+0,5м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P22">НДС:</text:p>
          </table:table-cell>
          <table:table-cell table:style-name="Ведомость_5f_покупных_5f_изделий.B2" office:value-type="string">
            <text:p text:style-name="P96">7548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87">mpstar.ru</text:p>
          </table:table-cell>
          <table:table-cell table:style-name="Ведомость_5f_покупных_5f_изделий.B2" office:value-type="string">
            <text:p text:style-name="P40"/>
          </table:table-cell>
          <table:table-cell table:style-name="Ведомость_5f_покупных_5f_изделий.B2" office:value-type="string">
            <text:p text:style-name="P23"/>
          </table:table-cell>
          <table:table-cell table:style-name="Ведомость_5f_покупных_5f_изделий.B2" office:value-type="string">
            <text:p text:style-name="P103">Итого: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86"/>
          </table:table-cell>
          <table:table-cell table:style-name="Ведомость_5f_покупных_5f_изделий.B2" office:value-type="string">
            <text:p text:style-name="P40"/>
          </table:table-cell>
          <table:table-cell table:style-name="Ведомость_5f_покупных_5f_изделий.B2" office:value-type="string">
            <text:p text:style-name="P23"/>
          </table:table-cell>
          <table:table-cell table:style-name="Ведомость_5f_покупных_5f_изделий.G15" table:formula="ooow:sum &lt;G5:G13&gt;" office:value-type="float" office:value="45288">
            <text:p text:style-name="P102">45288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71">Хомуты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0">5</text:p>
          </table:table-cell>
          <table:table-cell table:style-name="Ведомость_5f_покупных_5f_изделий.B2" office:value-type="string">
            <text:p text:style-name="P64">Хомут для крепления 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2">bgparus.ru</text:p>
          </table:table-cell>
          <table:table-cell table:style-name="Ведомость_5f_покупных_5f_изделий.B2" office:value-type="string">
            <text:p text:style-name="P32">4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93">27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64">вант мачты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0">6</text:p>
          </table:table-cell>
          <table:table-cell table:style-name="Ведомость_5f_покупных_5f_изделий.B2" office:value-type="string">
            <text:p text:style-name="P68">Хомут поперечного 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2">bgparus.ru</text:p>
          </table:table-cell>
          <table:table-cell table:style-name="Ведомость_5f_покупных_5f_изделий.B2" office:value-type="string">
            <text:p text:style-name="P32">4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93">312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68"><text:span text:style-name="T30">с</text:span>оединения труб 40x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6">(из двух элементов на гайках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1">7</text:p>
          </table:table-cell>
          <table:table-cell table:style-name="Ведомость_5f_покупных_5f_изделий.B2" office:value-type="string">
            <text:p text:style-name="P67">Хомут силовой для 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90">bgparus.ru</text:p>
          </table:table-cell>
          <table:table-cell table:style-name="Ведомость_5f_покупных_5f_изделий.B2" office:value-type="string">
            <text:p text:style-name="P42">2</text:p>
          </table:table-cell>
          <table:table-cell table:style-name="Ведомость_5f_покупных_5f_изделий.B2" office:value-type="string">
            <text:p text:style-name="P25">шт.</text:p>
          </table:table-cell>
          <table:table-cell table:style-name="Ведомость_5f_покупных_5f_изделий.B2" office:value-type="string">
            <text:p text:style-name="P10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2"/>
          </table:table-cell>
          <table:table-cell table:style-name="Ведомость_5f_покупных_5f_изделий.B2" office:value-type="string">
            <text:p text:style-name="P62"><text:span text:style-name="T1">к</text:span><text:span text:style-name="T14">репления </text:span>к трубе 30мм</text:p>
          </table:table-cell>
          <table:table-cell table:style-name="Ведомость_5f_покупных_5f_изделий.B2" office:value-type="string">
            <text:p text:style-name="P78"/>
          </table:table-cell>
          <table:table-cell table:style-name="Ведомость_5f_покупных_5f_изделий.B2" office:value-type="string">
            <text:p text:style-name="P89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B2" office:value-type="string">
            <text:p text:style-name="P106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0">8</text:p>
          </table:table-cell>
          <table:table-cell table:style-name="Ведомость_5f_покупных_5f_изделий.B2" office:value-type="string">
            <text:p text:style-name="P65">Хомут силовой для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2">bgparus.ru</text:p>
          </table:table-cell>
          <table:table-cell table:style-name="Ведомость_5f_покупных_5f_изделий.B2" office:value-type="string">
            <text:p text:style-name="P32">2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93">8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46"><text:span text:style-name="T5">к</text:span><text:span text:style-name="T6">репления </text:span>к трубе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0">9</text:p>
          </table:table-cell>
          <table:table-cell table:style-name="Ведомость_5f_покупных_5f_изделий.B2" office:value-type="string">
            <text:p text:style-name="P66">Хомут Т-образного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2">bgparus.ru</text:p>
          </table:table-cell>
          <table:table-cell table:style-name="Ведомость_5f_покупных_5f_изделий.B2" office:value-type="string">
            <text:p text:style-name="P36">1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99">3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66">соединения труб 30<text:span text:style-name="T23">х30</text:span>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8">10</text:p>
          </table:table-cell>
          <table:table-cell table:style-name="Ведомость_5f_покупных_5f_изделий.B2" office:value-type="string">
            <text:p text:style-name="P66">Хомут Т-образного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2">bgparus.ru</text:p>
          </table:table-cell>
          <table:table-cell table:style-name="Ведомость_5f_покупных_5f_изделий.B2" office:value-type="string">
            <text:p text:style-name="P36">2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99">65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73"><text:span text:style-name="T7">соединения труб </text:span><text:span text:style-name="T8">4</text:span><text:span text:style-name="T7">0</text:span><text:span text:style-name="T8">х40</text:span><text:span text:style-name="T7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8">11</text:p>
          </table:table-cell>
          <table:table-cell table:style-name="Ведомость_5f_покупных_5f_изделий.B2" office:value-type="string">
            <text:p text:style-name="P66">Хомут Т-образного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2">bgparus.ru</text:p>
          </table:table-cell>
          <table:table-cell table:style-name="Ведомость_5f_покупных_5f_изделий.B2" office:value-type="string">
            <text:p text:style-name="P36">1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99">3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73"><text:span text:style-name="T7">соединения труб </text:span><text:span text:style-name="T8">5</text:span><text:span text:style-name="T7">0</text:span><text:span text:style-name="T8">х50</text:span><text:span text:style-name="T7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0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0"/>
          </table:table-cell>
          <table:table-cell table:style-name="Ведомость_5f_покупных_5f_изделий.B2" office:value-type="string">
            <text:p text:style-name="P59">Крепеж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0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5">12</text:p>
          </table:table-cell>
          <table:table-cell table:style-name="Ведомость_5f_покупных_5f_изделий.B2" office:value-type="string">
            <text:p text:style-name="P52">Защелка для соединения 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3">bgparus.ru</text:p>
          </table:table-cell>
          <table:table-cell table:style-name="Ведомость_5f_покупных_5f_изделий.B2" office:value-type="string">
            <text:p text:style-name="P34">1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95">3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0"/>
          </table:table-cell>
          <table:table-cell table:style-name="Ведомость_5f_покупных_5f_изделий.B2" office:value-type="string">
            <text:p text:style-name="P52">труб (с 2-мя кнопками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87">bgparus.ru</text:p>
          </table:table-cell>
          <table:table-cell table:style-name="Ведомость_5f_покупных_5f_изделий.B2" office:value-type="string">
            <text:p text:style-name="P40"/>
          </table:table-cell>
          <table:table-cell table:style-name="Ведомость_5f_покупных_5f_изделий.B2" office:value-type="string">
            <text:p text:style-name="P23"/>
          </table:table-cell>
          <table:table-cell table:style-name="Ведомость_5f_покупных_5f_изделий.B2" office:value-type="string">
            <text:p text:style-name="P104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86"/>
          </table:table-cell>
          <table:table-cell table:style-name="Ведомость_5f_покупных_5f_изделий.B2" office:value-type="string">
            <text:p text:style-name="P40"/>
          </table:table-cell>
          <table:table-cell table:style-name="Ведомость_5f_покупных_5f_изделий.B2" office:value-type="string">
            <text:p text:style-name="P23"/>
          </table:table-cell>
          <table:table-cell table:style-name="Ведомость_5f_покупных_5f_изделий.G15" table:formula="ooow:sum &lt;G33:G52&gt;" office:value-type="float" office:value="8400">
            <text:p text:style-name="P105">84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47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9"/>
          </table:table-cell>
          <table:table-cell table:style-name="Ведомость_5f_покупных_5f_изделий.B2" office:value-type="string">
            <text:p text:style-name="P50"/>
          </table:table-cell>
          <table:table-cell table:style-name="Ведомость_5f_покупных_5f_изделий.B2" office:value-type="string">
            <text:p text:style-name="P77"/>
          </table:table-cell>
          <table:table-cell table:style-name="Ведомость_5f_покупных_5f_изделий.B2" office:value-type="string">
            <text:p text:style-name="P84"/>
          </table:table-cell>
          <table:table-cell table:style-name="Ведомость_5f_покупных_5f_изделий.B2" office:value-type="string">
            <text:p text:style-name="P38"/>
          </table:table-cell>
          <table:table-cell table:style-name="Ведомость_5f_покупных_5f_изделий.B2" office:value-type="string">
            <text:p text:style-name="P21"/>
          </table:table-cell>
          <table:table-cell table:style-name="Ведомость_5f_покупных_5f_изделий.B2" office:value-type="string">
            <text:p text:style-name="P9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9"/>
          </table:table-cell>
          <table:table-cell table:style-name="Ведомость_5f_покупных_5f_изделий.B2" office:value-type="string">
            <text:p text:style-name="P58">Такелаж</text:p>
          </table:table-cell>
          <table:table-cell table:style-name="Ведомость_5f_покупных_5f_изделий.B2" office:value-type="string">
            <text:p text:style-name="P77"/>
          </table:table-cell>
          <table:table-cell table:style-name="Ведомость_5f_покупных_5f_изделий.B2" office:value-type="string">
            <text:p text:style-name="P84"/>
          </table:table-cell>
          <table:table-cell table:style-name="Ведомость_5f_покупных_5f_изделий.B2" office:value-type="string">
            <text:p text:style-name="P38"/>
          </table:table-cell>
          <table:table-cell table:style-name="Ведомость_5f_покупных_5f_изделий.B2" office:value-type="string">
            <text:p text:style-name="P21"/>
          </table:table-cell>
          <table:table-cell table:style-name="Ведомость_5f_покупных_5f_изделий.B2" office:value-type="string">
            <text:p text:style-name="P9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9"/>
          </table:table-cell>
          <table:table-cell table:style-name="Ведомость_5f_покупных_5f_изделий.B2" office:value-type="string">
            <text:p text:style-name="P50"/>
          </table:table-cell>
          <table:table-cell table:style-name="Ведомость_5f_покупных_5f_изделий.B2" office:value-type="string">
            <text:p text:style-name="P77"/>
          </table:table-cell>
          <table:table-cell table:style-name="Ведомость_5f_покупных_5f_изделий.B2" office:value-type="string">
            <text:p text:style-name="P84"/>
          </table:table-cell>
          <table:table-cell table:style-name="Ведомость_5f_покупных_5f_изделий.B2" office:value-type="string">
            <text:p text:style-name="P38"/>
          </table:table-cell>
          <table:table-cell table:style-name="Ведомость_5f_покупных_5f_изделий.B2" office:value-type="string">
            <text:p text:style-name="P21"/>
          </table:table-cell>
          <table:table-cell table:style-name="Ведомость_5f_покупных_5f_изделий.B2" office:value-type="string">
            <text:p text:style-name="P9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9">1<text:span text:style-name="T31">3</text:span></text:p>
          </table:table-cell>
          <table:table-cell table:style-name="Ведомость_5f_покупных_5f_изделий.B2" office:value-type="string">
            <text:p text:style-name="P50">Гайка М6 самоконтр.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100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98">31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>1<text:span text:style-name="T31">4</text:span></text:p>
          </table:table-cell>
          <table:table-cell table:style-name="Ведомость_5f_покупных_5f_изделий.B2" office:value-type="string">
            <text:p text:style-name="P48">Блок двойной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3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4">45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>1<text:span text:style-name="T31">5</text:span></text:p>
          </table:table-cell>
          <table:table-cell table:style-name="Ведомость_5f_покупных_5f_изделий.B2" office:value-type="string">
            <text:p text:style-name="P49"><text:span text:style-name="T24">Блок </text:span><text:span text:style-name="T9">одинарный</text:span>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3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100">52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>1<text:span text:style-name="T31">6</text:span></text:p>
          </table:table-cell>
          <table:table-cell table:style-name="Ведомость_5f_покупных_5f_изделий.B2" office:value-type="string">
            <text:p text:style-name="P48">Блок с рымом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3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8"><text:span text:style-name="T24">1</text:span>44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>1<text:span text:style-name="T31">7</text:span></text:p>
          </table:table-cell>
          <table:table-cell table:style-name="Ведомость_5f_покупных_5f_изделий.B2" office:value-type="string">
            <text:p text:style-name="P50">Болт М6x60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3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8">26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>1<text:span text:style-name="T31">8</text:span></text:p>
          </table:table-cell>
          <table:table-cell table:style-name="Ведомость_5f_покупных_5f_изделий.B2" office:value-type="string">
            <text:p text:style-name="P48">Зажим для троса 3мм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7">5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4">68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>1<text:span text:style-name="T31">9</text:span></text:p>
          </table:table-cell>
          <table:table-cell table:style-name="Ведомость_5f_покупных_5f_изделий.B2" office:value-type="string">
            <text:p text:style-name="P48">Коуш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7">10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4">76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0">20</text:p>
          </table:table-cell>
          <table:table-cell table:style-name="Ведомость_5f_покупных_5f_изделий.B2" office:value-type="string">
            <text:p text:style-name="P50">Канат крученый 6мм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45</text:p>
          </table:table-cell>
          <table:table-cell table:style-name="Ведомость_5f_покупных_5f_изделий.B2" office:value-type="string">
            <text:p text:style-name="P21">м</text:p>
          </table:table-cell>
          <table:table-cell table:style-name="Ведомость_5f_покупных_5f_изделий.B2" office:value-type="string">
            <text:p text:style-name="P98">99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4"><text:span text:style-name="T25">2</text:span><text:span text:style-name="T18">1</text:span></text:p>
          </table:table-cell>
          <table:table-cell table:style-name="Ведомость_5f_покупных_5f_изделий.B2" office:value-type="string">
            <text:p text:style-name="P50">Набор надфилей 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1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98">454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4"><text:span text:style-name="T25">2</text:span><text:span text:style-name="T18">2</text:span></text:p>
          </table:table-cell>
          <table:table-cell table:style-name="Ведомость_5f_покупных_5f_изделий.B2" office:value-type="string">
            <text:p text:style-name="P50">Подшипник внутр. d6мм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4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98">3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4"><text:span text:style-name="T25">2</text:span><text:span text:style-name="T18">3</text:span></text:p>
          </table:table-cell>
          <table:table-cell table:style-name="Ведомость_5f_покупных_5f_изделий.B2" office:value-type="string">
            <text:p text:style-name="P57"><text:span text:style-name="T25">Прут стальной на </text:span><text:span text:style-name="T10">шток флюгарки</text:span>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1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98">27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4"><text:span text:style-name="T25">2</text:span><text:span text:style-name="T18">4</text:span></text:p>
          </table:table-cell>
          <table:table-cell table:style-name="Ведомость_5f_покупных_5f_изделий.B2" office:value-type="string">
            <text:p text:style-name="P51"><text:span text:style-name="T25">Рым-</text:span><text:span text:style-name="T10">гайка</text:span><text:span text:style-name="T25"> М6</text:span>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1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8">851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9">2<text:span text:style-name="T31">5</text:span></text:p>
          </table:table-cell>
          <table:table-cell table:style-name="Ведомость_5f_покупных_5f_изделий.B2" office:value-type="string">
            <text:p text:style-name="P50">Рым-болт М6х10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4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8">41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9">2<text:span text:style-name="T31">6</text:span></text:p>
          </table:table-cell>
          <table:table-cell table:style-name="Ведомость_5f_покупных_5f_изделий.B2" office:value-type="string">
            <text:p text:style-name="P51"><text:span text:style-name="T25">Рым-болт М6х</text:span><text:span text:style-name="T10">60</text:span>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2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8">399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4"><text:span text:style-name="T25">2</text:span><text:span text:style-name="T18">7</text:span></text:p>
          </table:table-cell>
          <table:table-cell table:style-name="Ведомость_5f_покупных_5f_изделий.B2" office:value-type="string">
            <text:p text:style-name="P50">Талреп М6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10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98">259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9">2<text:span text:style-name="T31">8</text:span></text:p>
          </table:table-cell>
          <table:table-cell table:style-name="Ведомость_5f_покупных_5f_изделий.B2" office:value-type="string">
            <text:p text:style-name="P48">Трос стальной 50м x 3мм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3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4">17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4"><text:span text:style-name="T25">2</text:span><text:span text:style-name="T18">9</text:span></text:p>
          </table:table-cell>
          <table:table-cell table:style-name="Ведомость_5f_покупных_5f_изделий.B2" office:value-type="string">
            <text:p text:style-name="P50">Фиксатор резьбы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1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98">67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0"><text:span text:style-name="T26">3</text:span>0</text:p>
          </table:table-cell>
          <table:table-cell table:style-name="Ведомость_5f_покупных_5f_изделий.B2" office:value-type="string">
            <text:p text:style-name="P50">Шайба М6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84">ozon.ru</text:p>
          </table:table-cell>
          <table:table-cell table:style-name="Ведомость_5f_покупных_5f_изделий.B2" office:value-type="string">
            <text:p text:style-name="P38">100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98">18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2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40"/>
          </table:table-cell>
          <table:table-cell table:style-name="Ведомость_5f_покупных_5f_изделий.B2" office:value-type="string">
            <text:p text:style-name="P23"/>
          </table:table-cell>
          <table:table-cell table:style-name="Ведомость_5f_покупных_5f_изделий.B2" office:value-type="string">
            <text:p text:style-name="P75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G15" table:formula="ooow:sum &lt;G65:G82&gt;" office:value-type="float" office:value="16915">
            <text:p text:style-name="P76">1691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9"/>
          </table:table-cell>
          <table:table-cell table:style-name="Ведомость_5f_покупных_5f_изделий.B2" office:value-type="string">
            <text:p text:style-name="P61">Паруса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40"><text:span text:style-name="T33">3</text:span><text:span text:style-name="T22">1</text:span></text:p>
          </table:table-cell>
          <table:table-cell table:style-name="Ведомость_5f_покупных_5f_изделий.B2" office:value-type="string">
            <text:p text:style-name="P132"><text:span text:style-name="T21">Ткань </text:span><text:span text:style-name="T15">Оксфорд (Oxford)</text:span></text:p>
          </table:table-cell>
          <table:table-cell table:style-name="Ведомость_5f_покупных_5f_изделий.B2" office:value-type="string">
            <text:p text:style-name="P77">-</text:p>
          </table:table-cell>
          <table:table-cell table:style-name="Ведомость_5f_покупных_5f_изделий.B2" office:value-type="string">
            <text:p text:style-name="P134"><text:span text:style-name="T22">ozon.ru</text:span></text:p>
          </table:table-cell>
          <table:table-cell table:style-name="Ведомость_5f_покупных_5f_изделий.B2" office:value-type="string">
            <text:p text:style-name="P127">1</text:p>
          </table:table-cell>
          <table:table-cell table:style-name="Ведомость_5f_покупных_5f_изделий.B2" office:value-type="string">
            <text:p text:style-name="P125">шт</text:p>
          </table:table-cell>
          <table:table-cell table:style-name="Ведомость_5f_покупных_5f_изделий.B2" office:value-type="string">
            <text:p text:style-name="P137">10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130">600D/1000PU 220г/м<text:span text:style-name="T34">2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130">150см x 5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69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6"/>
          </table:table-cell>
          <table:table-cell table:style-name="Ведомость_5f_покупных_5f_изделий.B2" office:value-type="string">
            <text:p text:style-name="P63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85"/>
          </table:table-cell>
          <table:table-cell table:style-name="Ведомость_5f_покупных_5f_изделий.B2" office:value-type="string">
            <text:p text:style-name="P35"/>
          </table:table-cell>
          <table:table-cell table:style-name="Ведомость_5f_покупных_5f_изделий.B2" office:value-type="string">
            <text:p text:style-name="P20"/>
          </table:table-cell>
          <table:table-cell table:style-name="Ведомость_5f_покупных_5f_изделий.B2" office:value-type="string">
            <text:p text:style-name="P9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6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108"/>
          </table:table-cell>
          <table:table-cell table:style-name="Ведомость_5f_покупных_5f_изделий.B2" office:value-type="string">
            <text:p text:style-name="P5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1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_2116__20_п_2f_п" style:display-name="№ п/п" style:family="paragraph" style:parent-style-name="Значение_20_графы_20_таблицы" style:auto-update="true">
      <style:paragraph-properties fo:text-align="center" style:justify-single-word="false"/>
    </style:style>
    <style:style style:name="Наименование" style:family="paragraph" style:parent-style-name="Значение_20_графы_20_таблицы" style:auto-update="true">
      <style:text-properties style:text-underline-style="non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Обозначение_20_документа_20_на_20_поставку" style:display-name="Обозначение документа на поставку" style:family="paragraph" style:parent-style-name="Значение_20_графы_20_таблицы" style:auto-update="true">
      <style:paragraph-properties fo:text-align="center" style:justify-single-word="false"/>
    </style:style>
    <style:style style:name="Поставщик" style:family="paragraph" style:parent-style-name="Значение_20_графы_20_таблицы" style:auto-update="true">
      <style:paragraph-properties fo:text-align="center" style:justify-single-word="false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Ед._20_изм." style:display-name="Ед. изм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  <style:text-properties fo:font-weight="normal" style:font-weight-asian="normal" style:font-weight-complex="normal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MP9" style:family="paragraph" style:parent-style-name="Заголовок_20_графы_20_форматной_20_рамки">
      <style:text-properties style:text-scale="90%"/>
    </style:style>
    <style:style style:name="MP10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3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02"><draw:text-box><text:p text:style-name="MP1">Парусный катамаран</text:p><text:p text:style-name="MP2">Ведомость покупных изделий</text:p></draw:text-box></draw:frame><draw:frame draw:style-name="Mfr1" draw:name="Перв.1: 2 Обозначение документа" text:anchor-type="paragraph" svg:x="8.5cm" svg:y="25.201cm" svg:width="12cm" svg:height="1.499cm" draw:z-index="101"><draw:text-box><text:p text:style-name="MP3"/></draw:text-box></draw:frame><draw:frame draw:style-name="Mfr1" draw:name="Перв.1: 9 Наименование организации" text:anchor-type="paragraph" svg:x="15.499cm" svg:y="27.7cm" svg:width="5.001cm" svg:height="1.499cm" draw:z-index="100"><draw:text-box><text:p text:style-name="MP4"/></draw:text-box></draw:frame><draw:frame draw:style-name="Mfr2" draw:name="Перв.1: 4 Лит. (наименование)" text:anchor-type="paragraph" svg:x="15.499cm" svg:y="26.7cm" svg:width="1.499cm" svg:height="0.499cm" draw:z-index="9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9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9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9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9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9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92"><draw:text-box><text:p text:style-name="Значение_20_графы_20_форматной_20_рамки"><text:page-count>4</text:page-count></text:p></draw:text-box></draw:frame><draw:frame draw:style-name="Mfr2" draw:name="Перв.1: 10 Разраб. (наименование)" text:anchor-type="paragraph" svg:x="2cm" svg:y="26.7cm" svg:width="1.7cm" svg:height="0.499cm" draw:z-index="91"><draw:text-box><text:p text:style-name="MP5">Разраб.</text:p></draw:text-box></draw:frame><draw:frame draw:style-name="Mfr2" draw:name="Перв.1: 10 Пров. (наименование)" text:anchor-type="paragraph" svg:x="2cm" svg:y="27.199cm" svg:width="1.7cm" svg:height="0.499cm" draw:z-index="90"><draw:text-box><text:p text:style-name="MP5">Пров.</text:p></draw:text-box></draw:frame><draw:frame draw:style-name="Mfr1" draw:name="Перв.1: 10" text:anchor-type="paragraph" svg:x="2cm" svg:y="27.7cm" svg:width="1.7cm" svg:height="0.499cm" draw:z-index="89"><draw:text-box><text:p text:style-name="MP6"/></draw:text-box></draw:frame><draw:frame draw:style-name="Mfr2" draw:name="Перв.1: 10 Н. контр. (наименование)" text:anchor-type="paragraph" svg:x="2cm" svg:y="28.199cm" svg:width="1.7cm" svg:height="0.499cm" draw:z-index="88"><draw:text-box><text:p text:style-name="MP7">Н. контр.</text:p></draw:text-box></draw:frame><draw:frame draw:style-name="Mfr2" draw:name="Перв.1: 10 Утв. (наименование)" text:anchor-type="paragraph" svg:x="2cm" svg:y="28.7cm" svg:width="1.7cm" svg:height="0.499cm" draw:z-index="87"><draw:text-box><text:p text:style-name="MP5">Утв.</text:p></draw:text-box></draw:frame><draw:frame draw:style-name="Mfr1" draw:name="Перв.1: 11 Разраб." text:anchor-type="paragraph" svg:x="3.701cm" svg:y="26.7cm" svg:width="2.3cm" svg:height="0.499cm" draw:z-index="86"><draw:text-box><text:p text:style-name="MP8">Соболев</text:p></draw:text-box></draw:frame><draw:frame draw:style-name="Mfr1" draw:name="Перв.1: 11 Пров." text:anchor-type="paragraph" svg:x="3.701cm" svg:y="27.199cm" svg:width="2.3cm" svg:height="0.499cm" draw:z-index="85"><draw:text-box><text:p text:style-name="MP8">Красавин</text:p></draw:text-box></draw:frame><draw:frame draw:style-name="Mfr1" draw:name="Перв.1: 11" text:anchor-type="paragraph" svg:x="3.701cm" svg:y="27.7cm" svg:width="2.3cm" svg:height="0.499cm" draw:z-index="84"><draw:text-box><text:p text:style-name="MP6"/></draw:text-box></draw:frame><draw:frame draw:style-name="Mfr1" draw:name="Перв.1: 11 Н. контр." text:anchor-type="paragraph" svg:x="3.701cm" svg:y="28.199cm" svg:width="2.3cm" svg:height="0.499cm" draw:z-index="83"><draw:text-box><text:p text:style-name="MP8">Лунёв</text:p></draw:text-box></draw:frame><draw:frame draw:style-name="Mfr1" draw:name="Перв.1: 11 Утв." text:anchor-type="paragraph" svg:x="3.701cm" svg:y="28.7cm" svg:width="2.3cm" svg:height="0.499cm" draw:z-index="82"><draw:text-box><text:p text:style-name="MP6"/></draw:text-box></draw:frame><draw:frame draw:style-name="Mfr1" draw:name="Перв.1: 13 Разраб." text:anchor-type="paragraph" svg:x="7.5cm" svg:y="26.7cm" svg:width="1cm" svg:height="0.499cm" draw:z-index="81"><draw:text-box><text:p text:style-name="MP6"/></draw:text-box></draw:frame><draw:frame draw:style-name="Mfr1" draw:name="Перв.1: 13 Пров." text:anchor-type="paragraph" svg:x="7.5cm" svg:y="27.199cm" svg:width="1cm" svg:height="0.499cm" draw:z-index="80"><draw:text-box><text:p text:style-name="MP6"/></draw:text-box></draw:frame><draw:frame draw:style-name="Mfr1" draw:name="Перв.1: 13" text:anchor-type="paragraph" svg:x="7.5cm" svg:y="27.7cm" svg:width="1cm" svg:height="0.499cm" draw:z-index="79"><draw:text-box><text:p text:style-name="MP6"/></draw:text-box></draw:frame><draw:frame draw:style-name="Mfr1" draw:name="Перв.1: 13 Н. контр." text:anchor-type="paragraph" svg:x="7.5cm" svg:y="28.199cm" svg:width="1cm" svg:height="0.499cm" draw:z-index="78"><draw:text-box><text:p text:style-name="MP6"/></draw:text-box></draw:frame><draw:frame draw:style-name="Mfr1" draw:name="Перв.1: 13 Утв." text:anchor-type="paragraph" svg:x="7.5cm" svg:y="28.7cm" svg:width="1cm" svg:height="0.499cm" draw:z-index="77"><draw:text-box><text:p text:style-name="MP6"/></draw:text-box></draw:frame><draw:frame draw:style-name="Mfr2" draw:name="Перв.1: 14 Изм. (наименование)" text:anchor-type="paragraph" svg:x="2cm" svg:y="26.201cm" svg:width="0.7cm" svg:height="0.499cm" draw:z-index="76"><draw:text-box><text:p text:style-name="MP9">Изм.</text:p></draw:text-box></draw:frame><draw:frame draw:style-name="Mfr2" draw:name="Перв.1: 15 Лист (наименование)" text:anchor-type="paragraph" svg:x="2.701cm" svg:y="26.201cm" svg:width="1cm" svg:height="0.499cm" draw:z-index="7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7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7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7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7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7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6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6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6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6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6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6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6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6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6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2: 10" text:anchor-type="paragraph" svg:x="2cm" svg:y="27.7cm" svg:width="1.7cm" svg:height="0.499cm" draw:z-index="0"><draw:text-box><text:p text:style-name="MP6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2: 11" text:anchor-type="paragraph" svg:x="3.701cm" svg:y="27.7cm" svg:width="2.3cm" svg:height="0.499cm" draw:z-index="0"><draw:text-box><text:p text:style-name="MP6"/></draw:text-box></draw:frame><draw:frame draw:style-name="Mfr1" draw:name="Перв.2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2: 11 Утв." text:anchor-type="paragraph" svg:x="3.701cm" svg:y="28.7cm" svg:width="2.3cm" svg:height="0.499cm" draw:z-index="0"><draw:text-box><text:p text:style-name="MP6"/></draw:text-box></draw:frame><draw:frame draw:style-name="Mfr1" draw:name="Перв.2: 13 Разраб." text:anchor-type="paragraph" svg:x="7.5cm" svg:y="26.7cm" svg:width="1cm" svg:height="0.499cm" draw:z-index="0"><draw:text-box><text:p text:style-name="MP6"/></draw:text-box></draw:frame><draw:frame draw:style-name="Mfr1" draw:name="Перв.2: 13 Пров." text:anchor-type="paragraph" svg:x="7.5cm" svg:y="27.199cm" svg:width="1cm" svg:height="0.499cm" draw:z-index="0"><draw:text-box><text:p text:style-name="MP6"/></draw:text-box></draw:frame><draw:frame draw:style-name="Mfr1" draw:name="Перв.2: 13" text:anchor-type="paragraph" svg:x="7.5cm" svg:y="27.7cm" svg:width="1cm" svg:height="0.499cm" draw:z-index="0"><draw:text-box><text:p text:style-name="MP6"/></draw:text-box></draw:frame><draw:frame draw:style-name="Mfr1" draw:name="Перв.2: 13 Н. контр." text:anchor-type="paragraph" svg:x="7.5cm" svg:y="28.199cm" svg:width="1cm" svg:height="0.499cm" draw:z-index="0"><draw:text-box><text:p text:style-name="MP6"/></draw:text-box></draw:frame><draw:frame draw:style-name="Mfr1" draw:name="Перв.2: 13 Утв." text:anchor-type="paragraph" svg:x="7.5cm" svg:y="28.7cm" svg:width="1cm" svg:height="0.499cm" draw:z-index="0"><draw:text-box><text:p text:style-name="MP6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3: 10" text:anchor-type="paragraph" svg:x="2cm" svg:y="27.7cm" svg:width="1.7cm" svg:height="0.499cm" draw:z-index="0"><draw:text-box><text:p text:style-name="MP6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3: 11" text:anchor-type="paragraph" svg:x="3.701cm" svg:y="27.7cm" svg:width="2.3cm" svg:height="0.499cm" draw:z-index="0"><draw:text-box><text:p text:style-name="MP6"/></draw:text-box></draw:frame><draw:frame draw:style-name="Mfr1" draw:name="Перв.3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3: 11 Утв." text:anchor-type="paragraph" svg:x="3.701cm" svg:y="28.7cm" svg:width="2.3cm" svg:height="0.499cm" draw:z-index="0"><draw:text-box><text:p text:style-name="MP6"/></draw:text-box></draw:frame><draw:frame draw:style-name="Mfr1" draw:name="Перв.3: 13 Разраб." text:anchor-type="paragraph" svg:x="7.5cm" svg:y="26.7cm" svg:width="1cm" svg:height="0.499cm" draw:z-index="0"><draw:text-box><text:p text:style-name="MP6"/></draw:text-box></draw:frame><draw:frame draw:style-name="Mfr1" draw:name="Перв.3: 13 Пров." text:anchor-type="paragraph" svg:x="7.5cm" svg:y="27.199cm" svg:width="1cm" svg:height="0.499cm" draw:z-index="0"><draw:text-box><text:p text:style-name="MP6"/></draw:text-box></draw:frame><draw:frame draw:style-name="Mfr1" draw:name="Перв.3: 13" text:anchor-type="paragraph" svg:x="7.5cm" svg:y="27.7cm" svg:width="1cm" svg:height="0.499cm" draw:z-index="0"><draw:text-box><text:p text:style-name="MP6"/></draw:text-box></draw:frame><draw:frame draw:style-name="Mfr1" draw:name="Перв.3: 13 Н. контр." text:anchor-type="paragraph" svg:x="7.5cm" svg:y="28.199cm" svg:width="1cm" svg:height="0.499cm" draw:z-index="0"><draw:text-box><text:p text:style-name="MP6"/></draw:text-box></draw:frame><draw:frame draw:style-name="Mfr1" draw:name="Перв.3: 13 Утв." text:anchor-type="paragraph" svg:x="7.5cm" svg:y="28.7cm" svg:width="1cm" svg:height="0.499cm" draw:z-index="0"><draw:text-box><text:p text:style-name="MP6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4: 10" text:anchor-type="paragraph" svg:x="2cm" svg:y="27.7cm" svg:width="1.7cm" svg:height="0.499cm" draw:z-index="0"><draw:text-box><text:p text:style-name="MP6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4: 11" text:anchor-type="paragraph" svg:x="3.701cm" svg:y="27.7cm" svg:width="2.3cm" svg:height="0.499cm" draw:z-index="0"><draw:text-box><text:p text:style-name="MP6"/></draw:text-box></draw:frame><draw:frame draw:style-name="Mfr1" draw:name="Перв.4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4: 11 Утв." text:anchor-type="paragraph" svg:x="3.701cm" svg:y="28.7cm" svg:width="2.3cm" svg:height="0.499cm" draw:z-index="0"><draw:text-box><text:p text:style-name="MP6"/></draw:text-box></draw:frame><draw:frame draw:style-name="Mfr1" draw:name="Перв.4: 13 Разраб." text:anchor-type="paragraph" svg:x="7.5cm" svg:y="26.7cm" svg:width="1cm" svg:height="0.499cm" draw:z-index="0"><draw:text-box><text:p text:style-name="MP6"/></draw:text-box></draw:frame><draw:frame draw:style-name="Mfr1" draw:name="Перв.4: 13 Пров." text:anchor-type="paragraph" svg:x="7.5cm" svg:y="27.199cm" svg:width="1cm" svg:height="0.499cm" draw:z-index="0"><draw:text-box><text:p text:style-name="MP6"/></draw:text-box></draw:frame><draw:frame draw:style-name="Mfr1" draw:name="Перв.4: 13" text:anchor-type="paragraph" svg:x="7.5cm" svg:y="27.7cm" svg:width="1cm" svg:height="0.499cm" draw:z-index="0"><draw:text-box><text:p text:style-name="MP6"/></draw:text-box></draw:frame><draw:frame draw:style-name="Mfr1" draw:name="Перв.4: 13 Н. контр." text:anchor-type="paragraph" svg:x="7.5cm" svg:y="28.199cm" svg:width="1cm" svg:height="0.499cm" draw:z-index="0"><draw:text-box><text:p text:style-name="MP6"/></draw:text-box></draw:frame><draw:frame draw:style-name="Mfr1" draw:name="Перв.4: 13 Утв." text:anchor-type="paragraph" svg:x="7.5cm" svg:y="28.7cm" svg:width="1cm" svg:height="0.499cm" draw:z-index="0"><draw:text-box><text:p text:style-name="MP6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9"><draw:text-box><text:p text:style-name="MP12"/></draw:text-box></draw:frame><draw:frame draw:style-name="Mfr2" draw:name="Прочие: 7 Лист (наименование)" text:anchor-type="paragraph" svg:x="19.5cm" svg:y="27.7cm" svg:width="1cm" svg:height="0.7cm" draw:z-index="56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3"><draw:text-box><text:p text:style-name="Значение_20_графы_20_форматной_20_рамки"><text:page-number text:select-page="current">4</text:page-number></text:p></draw:text-box></draw:frame><draw:frame draw:style-name="Mfr2" draw:name="Прочие: 14 Изм. (наименование)" text:anchor-type="paragraph" svg:x="2cm" svg:y="28.7cm" svg:width="0.7cm" svg:height="0.499cm" draw:z-index="50"><draw:text-box><text:p text:style-name="MP9">Изм.</text:p></draw:text-box></draw:frame><draw:frame draw:style-name="Mfr2" draw:name="Прочие: 15 Лист (наименование)" text:anchor-type="paragraph" svg:x="2.701cm" svg:y="28.7cm" svg:width="1cm" svg:height="0.499cm" draw:z-index="47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1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8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5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2"><draw:text-box><text:p text:style-name="MP13"/></draw:text-box></draw:frame><draw:frame draw:style-name="Mfr2" draw:name="Прочие: 20 Подп. и дата (наименование)" text:anchor-type="paragraph" svg:x="0.801cm" svg:y="23.2cm" svg:width="0.499cm" svg:height="3.5cm" draw:z-index="2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6"><draw:text-box><text:p text:style-name="MP13"/></draw:text-box></draw:frame><draw:frame draw:style-name="Mfr2" draw:name="Прочие: 21 Взам. инв. № (наименование)" text:anchor-type="paragraph" svg:x="0.801cm" svg:y="20.699cm" svg:width="0.499cm" svg:height="2.499cm" draw:z-index="23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20"><draw:text-box><text:p text:style-name="MP13"/></draw:text-box></draw:frame><draw:frame draw:style-name="Mfr2" draw:name="Прочие: 22 Инв. № дубл. (наименование)" text:anchor-type="paragraph" svg:x="0.801cm" svg:y="18.2cm" svg:width="0.499cm" svg:height="2.499cm" draw:z-index="17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4"><draw:text-box><text:p text:style-name="MP13"/></draw:text-box></draw:frame><draw:frame draw:style-name="Mfr2" draw:name="Прочие: 23 Подп. и дата (наименование)" text:anchor-type="paragraph" svg:x="0.801cm" svg:y="14.7cm" svg:width="0.499cm" svg:height="3.5cm" draw:z-index="11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8"><draw:text-box><text:p text:style-name="MP13"/></draw:text-box></draw:frame><draw:frame draw:style-name="Mfr2" draw:name="Прочие: 31 Копировал (наименование)" text:anchor-type="paragraph" svg:x="9.5cm" svg:y="29.199cm" svg:height="0.499cm" draw:z-index="5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2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3:06:07.595081632</meta:creation-date>
    <meta:editing-duration>PT2H12M27S</meta:editing-duration>
    <meta:editing-cycles>26</meta:editing-cycles>
    <meta:generator>LibreOffice/6.4.7.2$Linux_X86_64 LibreOffice_project/40$Build-2</meta:generator>
    <dc:date>2024-06-28T14:11:44.146156974</dc:date>
    <meta:print-date>2024-06-26T15:07:25.061835419</meta:print-date>
    <meta:document-statistic meta:table-count="1" meta:image-count="0" meta:object-count="0" meta:page-count="4" meta:paragraph-count="371" meta:word-count="550" meta:character-count="2643" meta:non-whitespace-character-count="2459"/>
    <meta:template xlink:type="simple" xlink:actuate="onRequest" xlink:title="Ведомость покупных изделий (Mexanic)" xlink:href="../../../.config/libreoffice/4/user/template/Ведомость%20покупных%20изделий%20(Mexanic).ott" meta:date="2024-06-26T13:06:06.898834087"/>
  </office:meta>
</office:document-meta>
</file>